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130" officeooo:paragraph-rsid="001c9130"/>
    </style:style>
    <style:style style:name="P2" style:family="paragraph" style:parent-style-name="Standard" style:list-style-name="L1">
      <style:text-properties officeooo:rsid="001c9130" officeooo:paragraph-rsid="001c9130"/>
    </style:style>
    <style:style style:name="P3" style:family="paragraph" style:parent-style-name="Standard" style:list-style-name="L1">
      <style:text-properties officeooo:rsid="00205504" officeooo:paragraph-rsid="00205504"/>
    </style:style>
    <style:style style:name="P4" style:family="paragraph" style:parent-style-name="Standard" style:list-style-name="L1">
      <style:text-properties officeooo:rsid="00205504" officeooo:paragraph-rsid="0021e0a7"/>
    </style:style>
    <style:style style:name="P5" style:family="paragraph" style:parent-style-name="Standard" style:list-style-name="L1">
      <style:text-properties officeooo:rsid="0021e0a7" officeooo:paragraph-rsid="0021e0a7"/>
    </style:style>
    <style:style style:name="T1" style:family="text">
      <style:text-properties officeooo:rsid="0021e0a7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-GRAMs</text:p>
      <text:list xml:id="list4684692257092727931" text:style-name="L1">
        <text:list-item>
          <text:p text:style-name="P2">Language Models</text:p>
          <text:list>
            <text:list-item>
              <text:p text:style-name="P2">language models = models of word sequences</text:p>
            </text:list-item>
            <text:list-item>
              <text:p text:style-name="P2">ngrams are an example of language models</text:p>
              <text:list>
                <text:list-item>
                  <text:p text:style-name="P2">ngrams = word prediction is done by predicting the next word based on the n-1 words.</text:p>
                </text:list-item>
              </text:list>
            </text:list-item>
          </text:list>
        </text:list-item>
        <text:list-item>
          <text:p text:style-name="P2">4.1 Counting Words in Corpora</text:p>
          <text:list>
            <text:list-item>
              <text:p text:style-name="P2">corpus = the text from which the language models or specific N-grams are built</text:p>
              <text:list>
                <text:list-item>
                  <text:p text:style-name="P2">twitter is our corpus</text:p>
                </text:list-item>
              </text:list>
            </text:list-item>
            <text:list-item>
              <text:p text:style-name="P3">things to consider when counting words in corpus:</text:p>
              <text:list>
                <text:list-item>
                  <text:p text:style-name="P3">does punctuation matter?</text:p>
                </text:list-item>
                <text:list-item>
                  <text:p text:style-name="P3">Disfluencies</text:p>
                  <text:list>
                    <text:list-item>
                      <text:p text:style-name="P3">fragment – broken off words: “hi, I do <text:s/>main- mainly business stuff”</text:p>
                    </text:list-item>
                    <text:list-item>
                      <text:p text:style-name="P3">fillers - “uh”</text:p>
                    </text:list-item>
                  </text:list>
                </text:list-item>
                <text:list-item>
                  <text:p text:style-name="P3">does case matter?</text:p>
                </text:list-item>
                <text:list-item>
                  <text:p text:style-name="P3">Words lumped <text:s/>together: yum-yum</text:p>
                </text:list-item>
                <text:list-item>
                  <text:p text:style-name="P3">inflected words: cat versus cats</text:p>
                </text:list-item>
              </text:list>
            </text:list-item>
            <text:list-item>
              <text:p text:style-name="P3">how you handle each of the above issues differs on your corpus and what you are looking for</text:p>
            </text:list-item>
          </text:list>
        </text:list-item>
        <text:list-item>
          <text:p text:style-name="P3">4.2 simple unsmoothed ngrams</text:p>
          <text:list>
            <text:list-item>
              <text:p text:style-name="P3">Goal</text:p>
              <text:list>
                <text:list-item>
                  <text:p text:style-name="P3">P(the | its water is so transparent that) is a way to predict that given “its water is so transparent that” occurred, how likely are we to have the next word be the</text:p>
                </text:list-item>
              </text:list>
            </text:list-item>
            <text:list-item>
              <text:p text:style-name="P3">Background:</text:p>
              <text:list>
                <text:list-item>
                  <text:p text:style-name="P3">chain rule of probability:</text:p>
                  <text:list>
                    <text:list-item>
                      <text:p text:style-name="P3">P(A,B) = P(A|B)P(B)</text:p>
                    </text:list-item>
                    <text:list-item>
                      <text:p text:style-name="P3">P(A,B,C) = P(A | B,C)P(B,C) = P(A | B,C)P(B | C)P©</text:p>
                    </text:list-item>
                  </text:list>
                </text:list-item>
                <text:list-item>
                  <text:p text:style-name="P3">You can then get that:</text:p>
                  <text:list>
                    <text:list-item>
                      <text:p text:style-name="P3">P(w1, w2) = P(w2 | w1)P(w2)</text:p>
                    </text:list-item>
                    <text:list-item>
                      <text:p text:style-name="P4">P(w1, w2, w3) = P(w3 | w1,w2)P(<text:span text:style-name="T1">w1,w2</text:span>) <text:span text:style-name="T1">= </text:span>P(w3 | w1,w2)P(<text:span text:style-name="T1">w2 | w1</text:span>)<text:span text:style-name="T1">P(w1)</text:span></text:p>
                    </text:list-item>
                    <text:list-item>
                      <text:p text:style-name="P4"><text:span text:style-name="T1">P(w1,…,wn) = multiply the conditional probabilities of <text:s/>P(wk | w1,…,wk) where k=1 through n</text:span></text:p>
                    </text:list-item>
                  </text:list>
                </text:list-item>
              </text:list>
            </text:list-item>
            <text:list-item>
              <text:p text:style-name="P5">problem</text:p>
              <text:list>
                <text:list-item>
                  <text:p text:style-name="P5">using the basic probability model becomes too complex because you can have a very large input sentence k value which makes this very difficult</text:p>
                </text:list-item>
              </text:list>
            </text:list-item>
            <text:list-item>
              <text:p text:style-name="P5">approximations</text:p>
              <text:list>
                <text:list-item>
                  <text:p text:style-name="P5">ngram: we can use only the previous few words to determine the probability of the next word</text:p>
                </text:list-item>
                <text:list-item>
                  <text:p text:style-name="P5">bigram: only use previous word</text:p>
                  <text:list>
                    <text:list-item>
                      <text:p text:style-name="P5">THUS: </text:p>
                      <text:list>
                        <text:list-item>
                          <text:p text:style-name="P4"><text:span text:style-name="T1">P(w1,…,wn) ~ P(w_n, w_{n-1})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the assumptions are called Markov Assumptions</text:p>
                </text:list-item>
              </text:list>
            </text:list-item>
            <text:list-item>
              <text:p text:style-name="P5">Getting probabilities</text:p>
              <text:list>
                <text:list-item>
                  <text:p text:style-name="P5">we take Maximum Likelihood Estimation (MLE) of the parameters of the ngram model by taking counts from the corpus and normalizing them so that they lie in between o and 1</text:p>
                </text:list-item>
                <text:list-item>
                  <text:p text:style-name="P5">equation 4.13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9:03:33.461737246</meta:creation-date>
    <meta:generator>LibreOffice/4.4.2.2$Linux_X86_64 LibreOffice_project/40m0$Build-2</meta:generator>
    <dc:date>2015-07-20T08:56:33.350465796</dc:date>
    <meta:editing-duration>P1DT7H31M25S</meta:editing-duration>
    <meta:editing-cycles>3</meta:editing-cycles>
    <meta:document-statistic meta:table-count="0" meta:image-count="0" meta:object-count="0" meta:page-count="1" meta:paragraph-count="39" meta:word-count="339" meta:character-count="1770" meta:non-whitespace-character-count="1502"/>
  </office:meta>
</office:document-meta>
</file>